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5D5510C0966CFBB08D6.jpg" manifest:media-type="image/jpeg"/>
  <manifest:file-entry manifest:full-path="Pictures/100000000000043B000006031335FC8F87C436B5.jpg" manifest:media-type="image/jpeg"/>
  <manifest:file-entry manifest:full-path="Pictures/100000000000044A00000621A61B434686A35E11.jpg" manifest:media-type="image/jpeg"/>
  <manifest:file-entry manifest:full-path="Pictures/1000000000000438000005BB415D10474D2A2531.jpg" manifest:media-type="image/jpeg"/>
  <manifest:file-entry manifest:full-path="Pictures/1000000000000438000005D1817B8B72DFA76022.jpg" manifest:media-type="image/jpeg"/>
  <manifest:file-entry manifest:full-path="Pictures/10000000000004380000063CB21517A8E26D5FA7.jpg" manifest:media-type="image/jpeg"/>
  <manifest:file-entry manifest:full-path="Pictures/1000000000000438000005FBD8B6C5DDDEA5D90E.jpg" manifest:media-type="image/jpeg"/>
  <manifest:file-entry manifest:full-path="Pictures/1000000000000438000005C75E40EBDFDDFF8E49.jpg" manifest:media-type="image/jpeg"/>
  <manifest:file-entry manifest:full-path="Pictures/100000000000043800000609F104D199FD5C1DC7.jpg" manifest:media-type="image/jpeg"/>
  <manifest:file-entry manifest:full-path="Pictures/1000000000000438000006131EC76E6D460D02B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officeooo:rsid="000c036a" officeooo:paragraph-rsid="000c036a" style:font-weight-asian="bold" style:font-weight-complex="bold"/>
    </style:style>
    <style:style style:name="T1" style:family="text">
      <style:text-properties officeooo:rsid="001a8d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98in" svg:y="0.1665in" svg:width="7.2236in" svg:height="10.3335in" draw:z-index="0"><draw:image xlink:href="Pictures/100000000000043800000609F104D199FD5C1DC7.jpg" xlink:type="simple" xlink:show="embed" xlink:actuate="onLoad"/></draw:frame></text:p>
      <text:p text:style-name="Standard"><draw:frame draw:style-name="fr1" draw:name="Image2" text:anchor-type="paragraph" svg:x="0.1091in" svg:y="0.1665in" svg:width="7.4154in" svg:height="10.0717in" draw:z-index="1"><draw:image xlink:href="Pictures/1000000000000438000005BB415D10474D2A2531.jpg" xlink:type="simple" xlink:show="embed" xlink:actuate="onLoad"/></draw:frame><text:soft-page-break/></text:p>
      <text:p text:style-name="Standard"><draw:frame draw:style-name="fr1" draw:name="Image3" text:anchor-type="paragraph" svg:x="0.0717in" svg:y="0.1508in" svg:width="6.6299in" svg:height="9.7972in" draw:z-index="2"><draw:image xlink:href="Pictures/10000000000004380000063CB21517A8E26D5FA7.jpg" xlink:type="simple" xlink:show="embed" xlink:actuate="onLoad"/></draw:frame><text:soft-page-break/></text:p>
      <text:p text:style-name="Standard"/>
      <text:p text:style-name="Standard"><draw:frame draw:style-name="fr1" draw:name="Image4" text:anchor-type="paragraph" svg:x="0.0882in" svg:y="0in" svg:width="6.9047in" svg:height="9.9417in" draw:z-index="3"><draw:image xlink:href="Pictures/1000000000000438000006131EC76E6D460D02BF.jpg" xlink:type="simple" xlink:show="embed" xlink:actuate="onLoad"/></draw:frame><text:soft-page-break/></text:p>
      <text:p text:style-name="Standard"/>
      <text:p text:style-name="Standard"><draw:frame draw:style-name="fr2" draw:name="Image5" text:anchor-type="paragraph" svg:width="7.1882in" svg:height="10.2717in" draw:z-index="4"><draw:image xlink:href="Pictures/100000000000044A00000621A61B434686A35E11.jpg" xlink:type="simple" xlink:show="embed" xlink:actuate="onLoad"/></draw:frame><text:soft-page-break/></text:p>
      <text:p text:style-name="Standard"><draw:frame draw:style-name="fr2" draw:name="Image6" text:anchor-type="paragraph" svg:width="7.0772in" svg:height="9.7575in" draw:z-index="5"><draw:image xlink:href="Pictures/1000000000000438000005D1817B8B72DFA76022.jp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7" text:anchor-type="paragraph" svg:width="7.2in" svg:height="9.8598in" draw:z-index="6"><draw:image xlink:href="Pictures/1000000000000438000005C75E40EBDFDDFF8E49.jp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8" text:anchor-type="paragraph" svg:width="7.2in" svg:height="10.2071in" draw:z-index="7"><draw:image xlink:href="Pictures/1000000000000438000005FBD8B6C5DDDEA5D90E.jpg" xlink:type="simple" xlink:show="embed" xlink:actuate="onLoad"/></draw:frame><text:soft-page-break/></text:p>
      <text:p text:style-name="Standard"><draw:frame draw:style-name="fr2" draw:name="Image9" text:anchor-type="paragraph" svg:width="7.2201in" svg:height="10.2598in" draw:z-index="8"><draw:image xlink:href="Pictures/100000000000043B000006031335FC8F87C436B5.jpg" xlink:type="simple" xlink:show="embed" xlink:actuate="onLoad"/></draw:frame><text:soft-page-break/></text:p>
      <text:p text:style-name="Standard"><draw:frame draw:style-name="fr2" draw:name="Image10" text:anchor-type="paragraph" svg:width="7.2in" svg:height="9.9535in" draw:z-index="9"><draw:image xlink:href="Pictures/1000000000000438000005D5510C0966CFBB08D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39in" style:type="center"/>
          <style:tab-stop style:position="7.468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officeooo:rsid="000c036a" officeooo:paragraph-rsid="000c036a" style:font-weight-asian="bold" style:font-weight-complex="bold"/>
    </style:style>
    <style:style style:name="MT1" style:family="text">
      <style:text-properties officeooo:rsid="001a8d2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 draw:fill-image-width="0in" draw:fill-image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8 VauLSMorg –- This is a free document – </text:span>UNINET-1986 <text:s text:c="2"/><text:page-number text:select-page="current">8</text:page-number> / 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42:21.892410841</meta:creation-date>
    <dc:date>2018-03-13T20:56:05.590509765</dc:date>
    <meta:editing-duration>PT1H10M49S</meta:editing-duration>
    <meta:editing-cycles>18</meta:editing-cycles>
    <meta:generator>LibreOffice/5.1.6.2$Linux_X86_64 LibreOffice_project/10m0$Build-2</meta:generator>
    <meta:document-statistic meta:table-count="0" meta:image-count="10" meta:object-count="0" meta:page-count="10" meta:paragraph-count="1" meta:word-count="13" meta:character-count="69" meta:non-whitespace-character-count="53"/>
  </office:meta>
</office:document-meta>
</file>